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-Bold" svg:font-family="Times-Bold"/>
    <style:font-face style:name="Times-Roman" svg:font-family="Times-Roman"/>
  </office:font-face-decls>
  <office:automatic-styles>
    <style:style style:name="P1" style:family="paragraph" style:parent-style-name="Standard">
      <style:paragraph-properties fo:margin-left="0in" fo:margin-right="0in" fo:margin-top="0in" fo:margin-bottom="0.1953in" style:contextual-spacing="false" fo:line-height="120%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</style:style>
    <style:style style:name="P4" style:family="paragraph" style:parent-style-name="Heading_20_3" style:list-style-name="L3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font-weight="bold"/>
    </style:style>
    <style:style style:name="P5" style:family="paragraph" style:parent-style-name="Standard" style:list-style-name="L1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6" style:family="paragraph" style:parent-style-name="Standard" style:list-style-name="L2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7" style:family="paragraph" style:parent-style-name="Standard" style:list-style-name="L3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8" style:family="paragraph" style:parent-style-name="Standard" style:list-style-name="L4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9" style:family="paragraph" style:parent-style-name="Standard" style:list-style-name="L5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0" style:family="paragraph" style:parent-style-name="Standard" style:list-style-name="L10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1" style:family="paragraph" style:parent-style-name="Standard" style:list-style-name="L11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2" style:family="paragraph" style:parent-style-name="Standard" style:list-style-name="L12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3" style:family="paragraph" style:parent-style-name="Standard" style:list-style-name="L13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4" style:family="paragraph" style:parent-style-name="Standard" style:list-style-name="L14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5" style:family="paragraph" style:parent-style-name="Standard" style:list-style-name="L15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6" style:family="paragraph" style:parent-style-name="Standard" style:list-style-name="L16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7" style:family="paragraph" style:parent-style-name="Standard" style:list-style-name="L17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8" style:family="paragraph" style:parent-style-name="Standard" style:list-style-name="L18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19" style:family="paragraph" style:parent-style-name="Standard" style:list-style-name="L19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20" style:family="paragraph" style:parent-style-name="Standard" style:list-style-name="L20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</style:style>
    <style:style style:name="P21" style:family="paragraph" style:parent-style-name="Standard" style:master-page-name="PM2">
      <style:paragraph-properties fo:margin-left="0in" fo:margin-right="0in" fo:margin-top="0in" fo:margin-bottom="0.1953in" style:contextual-spacing="false" fo:line-height="120%" fo:text-align="start" style:justify-single-word="false" fo:orphans="2" fo:widows="2" fo:text-indent="0in" style:auto-text-indent="false" style:page-number="auto"/>
      <style:text-properties fo:color="#000000" loext:opacity="100%" style:font-name="Times-Bold" fo:font-size="14pt" fo:font-weight="bold" style:font-name-asian="Times-Bold" style:font-size-asian="14pt" style:font-weight-asian="bold" style:font-name-complex="Times-Bold" style:font-size-complex="14pt" style:font-weight-complex="bold"/>
    </style:style>
    <style:style style:name="P22" style:family="paragraph" style:parent-style-name="Standard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Bold" fo:font-size="12pt" fo:font-weight="bold" style:font-name-asian="Times-Bold" style:font-size-asian="12pt" style:font-weight-asian="bold" style:font-name-complex="Times-Bold" style:font-size-complex="12pt" style:font-weight-complex="bold"/>
    </style:style>
    <style:style style:name="P23" style:family="paragraph" style:parent-style-name="Standard" style:list-style-name="L2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24" style:family="paragraph" style:parent-style-name="Standard" style:list-style-name="L3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25" style:family="paragraph" style:parent-style-name="Standard" style:list-style-name="L4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26" style:family="paragraph" style:parent-style-name="Standard" style:list-style-name="L10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27" style:family="paragraph" style:parent-style-name="Standard" style:list-style-name="L11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28" style:family="paragraph" style:parent-style-name="Standard" style:list-style-name="L12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29" style:family="paragraph" style:parent-style-name="Standard" style:list-style-name="L13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30" style:family="paragraph" style:parent-style-name="Standard" style:list-style-name="L14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31" style:family="paragraph" style:parent-style-name="Standard" style:list-style-name="L15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32" style:family="paragraph" style:parent-style-name="Standard" style:list-style-name="L16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33" style:family="paragraph" style:parent-style-name="Standard" style:list-style-name="L17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P34" style:family="paragraph" style:parent-style-name="Standard" style:list-style-name="L2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officeooo:rsid="0000c170" officeooo:paragraph-rsid="0000c170"/>
    </style:style>
    <style:style style:name="P35" style:family="paragraph" style:parent-style-name="Standard" style:list-style-name="L4">
      <style:paragraph-properties fo:margin-left="0in" fo:margin-right="0in" fo:margin-top="0in" fo:margin-bottom="0.1665in" style:contextual-spacing="false" fo:line-height="120%" fo:text-align="start" style:justify-single-word="false" fo:orphans="2" fo:widows="2" fo:text-indent="0in" style:auto-text-indent="false"/>
      <style:text-properties officeooo:rsid="00010334" officeooo:paragraph-rsid="00010334"/>
    </style:style>
    <style:style style:name="P36" style:family="paragraph" style:parent-style-name="Text_20_body">
      <style:text-properties fo:font-weight="bold"/>
    </style:style>
    <style:style style:name="P37" style:family="paragraph" style:parent-style-name="Text_20_body" style:list-style-name="L21">
      <style:text-properties fo:font-weight="bold"/>
    </style:style>
    <style:style style:name="P38" style:family="paragraph" style:parent-style-name="Text_20_body" style:list-style-name="L21">
      <style:paragraph-properties fo:margin-left="0in" fo:margin-right="0in" fo:text-indent="0in" style:auto-text-indent="false"/>
    </style:style>
    <style:style style:name="T1" style:family="text">
      <style:text-properties fo:color="#000000" loext:opacity="100%" style:font-name="Times-Bold" fo:font-size="14pt" fo:font-weight="bold" style:font-name-asian="Times-Bold" style:font-size-asian="14pt" style:font-weight-asian="bold" style:font-name-complex="Times-Bold" style:font-size-complex="14pt" style:font-weight-complex="bold"/>
    </style:style>
    <style:style style:name="T2" style:family="text">
      <style:text-properties fo:color="#000000" loext:opacity="100%" style:font-name="Times-Bold" fo:font-size="12pt" fo:font-weight="bold" style:font-name-asian="Times-Bold" style:font-size-asian="12pt" style:font-weight-asian="bold" style:font-name-complex="Times-Bold" style:font-size-complex="12pt" style:font-weight-complex="bold"/>
    </style:style>
    <style:style style:name="T3" style:family="text">
      <style:text-properties fo:color="#000000" loext:opacity="100%" style:font-name="Times-Roman" fo:font-size="12pt" style:font-name-asian="Times-Roman" style:font-size-asian="12pt" style:font-name-complex="Times-Roman" style:font-size-complex="12pt"/>
    </style:style>
    <style:style style:name="T4" style:family="text">
      <style:text-properties fo:color="#000000" loext:opacity="100%" style:font-name="Times-Roman" fo:font-size="12pt" officeooo:rsid="0000c170" style:font-name-asian="Times-Roman" style:font-size-asian="12pt" style:font-name-complex="Times-Roman" style:font-size-complex="12pt"/>
    </style:style>
    <style:style style:name="T5" style:family="text">
      <style:text-properties fo:color="#000000" loext:opacity="100%" style:font-name="Times-Roman" fo:font-size="12pt" officeooo:rsid="00010334" style:font-name-asian="Times-Roman" style:font-size-asian="12pt" style:font-name-complex="Times-Roman" style:font-size-complex="12pt"/>
    </style:style>
    <style:style style:name="T6" style:family="text">
      <style:text-properties fo:color="#000000" loext:opacity="100%" style:font-name="Times-Roman" fo:font-size="12pt" officeooo:rsid="000220f2" style:font-name-asian="Times-Roman" style:font-size-asian="12pt" style:font-name-complex="Times-Roman" style:font-size-complex="12pt"/>
    </style:style>
    <style:style style:name="T7" style:family="text">
      <style:text-properties officeooo:rsid="0000c170"/>
    </style:style>
    <style:style style:name="T8" style:family="text">
      <style:text-properties officeooo:rsid="00010334"/>
    </style:style>
    <text:list-style style:name="L1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5f_Symbols" loext:num-list-format="%1%." style:num-suffix="." style:num-format="1">
        <style:list-level-properties text:space-before="0.1528in" text:min-label-width="0.1957in"/>
      </text:list-level-style-number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number text:level="2" text:style-name="Numbering_5f_Symbols" loext:num-list-format="%1%.%2%." style:num-suffix="." style:num-format="1" text:display-levels="2">
        <style:list-level-properties text:space-before="0.6528in" text:min-label-width="0.1957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5f_Symbols" loext:num-list-format="%1%" text:bullet-char="">
        <style:list-level-properties text:space-before="0.1528in" text:min-label-width="0.1957in"/>
      </text:list-level-style-bullet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5f_Symbols" loext:num-list-format="%1%." style:num-suffix="." style:num-format="1">
        <style:list-level-properties text:space-before="0.1528in" text:min-label-width="0.1957in"/>
      </text:list-level-style-number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5f_Symbols" loext:num-list-format="%1%." style:num-suffix="." style:num-format="1">
        <style:list-level-properties text:space-before="0.1528in" text:min-label-width="0.1957in"/>
      </text:list-level-style-number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5f_Symbols" loext:num-list-format="%1%." style:num-suffix="." style:num-format="1">
        <style:list-level-properties text:space-before="0.1528in" text:min-label-width="0.1957in"/>
      </text:list-level-style-number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5f_Symbols" loext:num-list-format="%1%." style:num-suffix="." style:num-format="1">
        <style:list-level-properties text:space-before="0.1528in" text:min-label-width="0.1957in"/>
      </text:list-level-style-number>
      <text:list-level-style-bullet text:level="2" text:style-name="Bullet_5f_Symbols" loext:num-list-format="%2%" text:bullet-char="">
        <style:list-level-properties text:space-before="0.6528in" text:min-label-width="0.1957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lanejamento Macro do Projeto (Project Charter)</text:p>
      <text:p text:style-name="P22">Escopo inicial de cada Sprint:</text:p>
      <text:list text:style-name="L1">
        <text:list-item>
          <text:p text:style-name="P5"><text:span text:style-name="T3">Sprint 1: Planejamento inicial, levantamento de requisitos, definição de personas, mapa de empatia, jornada do usuário, proposta de valor e protótipo de baixa fidelidade.</text:span></text:p>
        </text:list-item>
        <text:list-item>
          <text:p text:style-name="P5"><text:span text:style-name="T3">Sprint 2: Desenvolvimento dos módulos de cadastro de pets e adotantes, integração com banco de dados, testes iniciais.</text:span></text:p>
        </text:list-item>
        <text:list-item>
          <text:p text:style-name="P5"><text:span text:style-name="T3">Sprint 3: Módulo de cadastro de tutores e funcionalidade de rastreabilidade dos pets, ajustes na interface.</text:span></text:p>
        </text:list-item>
        <text:list-item>
          <text:p text:style-name="P5"><text:span text:style-name="T3">Sprint 4: Implementação da funcionalidade "Quero Adotar" com algoritmo de compatibilidade.</text:span></text:p>
        </text:list-item>
        <text:list-item>
          <text:p text:style-name="P5"><text:span text:style-name="T3">Sprint 5: Funcionalidade de acompanhamento pós-adoção, relatórios, testes finais e preparação para entrega.</text:span></text:p>
        </text:list-item>
      </text:list>
      <text:p text:style-name="P2"><text:span text:style-name="T2">Definição do Stack Tecnológico:</text:span></text:p>
      <text:list text:style-name="L2">
        <text:list-item>
          <text:p text:style-name="P23">Frontend: <text:span text:style-name="T7">Vue.JS</text:span></text:p>
        </text:list-item>
        <text:list-item>
          <text:p text:style-name="P6"><text:span text:style-name="T3">Backend: Java </text:span><text:span text:style-name="T4">c Spring Boot</text:span></text:p>
        </text:list-item>
        <text:list-item>
          <text:p text:style-name="P34"><text:span text:style-name="T4">A</text:span><text:span text:style-name="T3">utenticação: Spring Security</text:span></text:p>
        </text:list-item>
        <text:list-item>
          <text:p text:style-name="P23">Banco de Dados: PostgreSQL</text:p>
        </text:list-item>
        <text:list-item>
          <text:p text:style-name="P23">Hospedagem: <text:span text:style-name="T7">Local, dockerizado</text:span></text:p>
        </text:list-item>
        <text:list-item>
          <text:p text:style-name="P6"><text:span text:style-name="T3">Controle de Versão: Git com repositório no GitHub</text:span></text:p>
        </text:list-item>
      </text:list>
      <text:p text:style-name="P2"><text:span text:style-name="T2">Papéis dos membros da equipe:</text:span></text:p>
      <text:list xml:id="list3923953195" text:style-name="L3">
        <text:list-item>
          <text:p text:style-name="P24">Miguel dos Santos: <text:span text:style-name="T8">Desenvolvedor Backend e Designer</text:span>.</text:p>
        </text:list-item>
        <text:list-item>
          <text:p text:style-name="P7"><text:span text:style-name="T3">Kamilla Borges: </text:span><text:span text:style-name="T5">Desenvolvedor Backend</text:span><text:span text:style-name="T3">.</text:span></text:p>
        </text:list-item>
        <text:list-item>
          <text:p text:style-name="P7"><text:span text:style-name="T5">Lorran Marques</text:span><text:span text:style-name="T3">: Desenvolvedor </text:span><text:span text:style-name="T5">Frontend, DevOps e Infraestrutura</text:span><text:span text:style-name="T3">.</text:span></text:p>
        </text:list-item>
        <text:list-item>
          <text:p text:style-name="P24"><text:span text:style-name="T8">Lavinia Winter</text:span>: <text:span text:style-name="T8">Banco de Dados e Designer</text:span>.</text:p>
        </text:list-item>
        <text:list-item>
          <text:p text:style-name="P24"><text:soft-page-break/><text:span text:style-name="T8">Pedro Riva</text:span>: <text:span text:style-name="T8">Desenvolvedor Backend e </text:span>Analista de Qualidade e Testes.</text:p>
        </text:list-item>
        <text:list-item>
          <text:p text:style-name="P7"><text:span text:style-name="T5">Enzo Silveira</text:span><text:span text:style-name="T3">: D</text:span><text:span text:style-name="T5">esenvolvedor Backend</text:span><text:span text:style-name="T3">.</text:span></text:p>
          <text:list>
            <text:list-item>
              <text:list>
                <text:list-header>
                  <text:h text:style-name="P4" text:outline-level="3"><text:span text:style-name="T3">Mapa de Responsabilidades</text:span></text:h>
                </text:list-header>
              </text:list>
            </text:list-item>
          </text:list>
        </text:list-item>
      </text:list>
      <text:p text:style-name="P36">Miguel dos Santos: Desenvolvedor Backend e Designer</text:p>
      <text:list text:style-name="L21">
        <text:list-item>
          <text:p text:style-name="P37">Desenvolvimento Backend:</text:p>
          <text:list>
            <text:list-item>
              <text:p text:style-name="P38">Implementar as regras de negócio para o cadastro de pets, tutores e adotantes. </text:p>
            </text:list-item>
          </text:list>
        </text:list-item>
      </text:list>
      <text:list text:continue-list="list3923953195" text:style-name="L3">
        <text:list-item>
          <text:p text:style-name="P7"><text:span text:style-name="T3">Desenvolver a lógica para o cálculo de compatibilidade entre pet e adotante </text:span></text:p>
        </text:list-item>
        <text:list-item>
          <text:p text:style-name="P7"><text:span text:style-name="T3">Auxiliar na implementação da funcionalidade "Quero adotar", focando na lógica do servidor. </text:span></text:p>
        </text:list-item>
        <text:list-item>
          <text:p text:style-name="P7"><text:span text:style-name="T3"><text:s text:c="4"/>Contribuir para a criação dos endpoints da API que servirão ao frontend.</text:span></text:p>
        </text:list-item>
        <text:list-item>
          <text:p text:style-name="P7"><text:span text:style-name="T3"/></text:p>
        </text:list-item>
        <text:list-item>
          <text:p text:style-name="P7"><text:span text:style-name="T3">Design:</text:span></text:p>
        </text:list-item>
        <text:list-item>
          <text:p text:style-name="P7"><text:span text:style-name="T3"><text:s text:c="4"/>Colaborar com Lavinia na criação de wireframes e protótipos de baixa e alta fidelidade, utilizando ferramentas como o Figma. </text:span></text:p>
        </text:list-item>
        <text:list-item>
          <text:p text:style-name="P7"><text:span text:style-name="T3">Auxiliar Lorran no design da interface do usuário (UI), garantindo que seja intuitiva e responsiva. </text:span></text:p>
        </text:list-item>
        <text:list-item>
          <text:p text:style-name="P7"><text:span text:style-name="T3">Participar da elaboração de Mapas de Personagens, Jornadas do Usuário e Mapas de Empatia. </text:span></text:p>
        </text:list-item>
        <text:list-item>
          <text:p text:style-name="P7"><text:span text:style-name="T3"/></text:p>
        </text:list-item>
        <text:list-item>
          <text:p text:style-name="P7"><text:span text:style-name="T3">Kamilla Borges: Desenvolvedora Backend</text:span></text:p>
        </text:list-item>
        <text:list-item>
          <text:p text:style-name="P7"><text:span text:style-name="T3"><text:s text:c="5"/>Desenvolvimento Backend:</text:span></text:p>
        </text:list-item>
        <text:list-item>
          <text:p text:style-name="P7"><text:span text:style-name="T3"><text:s text:c="8"/>Focar no desenvolvimento do sistema de acompanhamento pós-adoção, incluindo o registro de visitas e incidentes de saúde. </text:span></text:p>
        </text:list-item>
        <text:list-item>
          <text:p text:style-name="P7"><text:span text:style-name="T3">Implementar a funcionalidade de emissão do relatório de acompanhamento. </text:span></text:p>
        </text:list-item>
        <text:list-item>
          <text:p text:style-name="P7"><text:span text:style-name="T3">Desenvolver a lógica para o histórico de rastreabilidade do pet, registrando localizações e datas desde o resgate. </text:span></text:p>
        </text:list-item>
        <text:list-item>
          <text:p text:style-name="P7"><text:soft-page-break/><text:span text:style-name="T3">Trabalhar na implementação dos diferentes status do pet (disponível, adotado, perdido, etc.). </text:span></text:p>
        </text:list-item>
        <text:list-item>
          <text:p text:style-name="P7"><text:span text:style-name="T3"/></text:p>
        </text:list-item>
        <text:list-item>
          <text:p text:style-name="P7"><text:span text:style-name="T3">Lorran Marques: Desenvolvedor Frontend, DevOps e Infraestrutura</text:span></text:p>
        </text:list-item>
        <text:list-item>
          <text:p text:style-name="P7"><text:span text:style-name="T3"><text:s text:c="4"/>Desenvolvimento Frontend:</text:span></text:p>
        </text:list-item>
        <text:list-item>
          <text:p text:style-name="P7"><text:span text:style-name="T3"><text:s text:c="8"/>Liderar o desenvolvimento da interface do usuário.</text:span></text:p>
        </text:list-item>
        <text:list-item>
          <text:p text:style-name="P7"><text:span text:style-name="T3">Implementar as interfaces navegáveis, com base nos protótipos, e posteriormente integrá-las ao backend. </text:span></text:p>
        </text:list-item>
        <text:list-item>
          <text:p text:style-name="P7"><text:span text:style-name="T3">Garantir a usabilidade e a responsividade da aplicação. </text:span></text:p>
        </text:list-item>
        <text:list-item>
          <text:p text:style-name="P7"><text:span text:style-name="T3">DevOps e Infraestrutura:</text:span></text:p>
        </text:list-item>
        <text:list-item>
          <text:p text:style-name="P7"><text:span text:style-name="T3"><text:s text:c="4"/>Definir e configurar o ambiente de desenvolvimento e produção. </text:span></text:p>
        </text:list-item>
        <text:list-item>
          <text:p text:style-name="P7"><text:span text:style-name="T3">Gerenciar o repositório de código do grupo (ex: GitHub). </text:span></text:p>
        </text:list-item>
        <text:list-item>
          <text:p text:style-name="P7"><text:span text:style-name="T3">Estruturar o processo de build, testes automatizados e deploy da aplicação.</text:span></text:p>
        </text:list-item>
        <text:list-item>
          <text:p text:style-name="P7"><text:span text:style-name="T3">Definir detalhadamente e gerenciar a infraestrutura do projeto. </text:span></text:p>
        </text:list-item>
        <text:list-item>
          <text:p text:style-name="P7"><text:span text:style-name="T3"/></text:p>
        </text:list-item>
        <text:list-item>
          <text:p text:style-name="P7"><text:span text:style-name="T3">Lavinia Winter: Banco de Dados e Designer</text:span></text:p>
        </text:list-item>
        <text:list-item>
          <text:p text:style-name="P7"><text:span text:style-name="T3"><text:s text:c="4"/>Banco de Dados:</text:span></text:p>
        </text:list-item>
        <text:list-item>
          <text:p text:style-name="P7"><text:span text:style-name="T3"><text:s text:c="8"/>Modelar e implementar o banco de dados </text:span><text:span text:style-name="T6">PostgreSQL.</text:span></text:p>
        </text:list-item>
        <text:list-item>
          <text:p text:style-name="P7"><text:span text:style-name="T3">Garantir que o banco de dados esteja populado com dados para testes e para a entrega final. </text:span></text:p>
        </text:list-item>
        <text:list-item>
          <text:p text:style-name="P7"><text:span text:style-name="T3"><text:s text:c="4"/>Escrever e otimizar as queries necessárias para as funcionalidades do sistema.</text:span></text:p>
        </text:list-item>
        <text:list-item>
          <text:p text:style-name="P7"><text:span text:style-name="T3"/></text:p>
        </text:list-item>
        <text:list-item>
          <text:p text:style-name="P7"><text:span text:style-name="T3">Design:</text:span></text:p>
        </text:list-item>
        <text:list-item>
          <text:p text:style-name="P7"><text:span text:style-name="T3"/></text:p>
        </text:list-item>
        <text:list-item>
          <text:p text:style-name="P7"><text:soft-page-break/><text:span text:style-name="T3"><text:s text:c="4"/>Liderar a criação dos artefatos de UX, como Mapas de Personagens, Jornada do Usuário e Mapa de Empatia. </text:span></text:p>
        </text:list-item>
        <text:list-item>
          <text:p text:style-name="P7"><text:span text:style-name="T3">Desenvolver as Propostas de Valor. </text:span></text:p>
        </text:list-item>
        <text:list-item>
          <text:p text:style-name="P7"><text:span text:style-name="T3">Criar wireframes e protótipos navegáveis (ex: no Figma) para guiar o desenvolvimento frontend. </text:span></text:p>
        </text:list-item>
        <text:list-item>
          <text:p text:style-name="P7"><text:span text:style-name="T3"/></text:p>
        </text:list-item>
        <text:list-item>
          <text:p text:style-name="P7"><text:span text:style-name="T3">Pedro Riva: Desenvolvedor Backend e Analista de Qualidade e Testes</text:span></text:p>
        </text:list-item>
        <text:list-item>
          <text:p text:style-name="P7"><text:span text:style-name="T3"><text:s text:c="4"/>Desenvolvimento Backend:</text:span></text:p>
        </text:list-item>
        <text:list-item>
          <text:p text:style-name="P7"><text:span text:style-name="T3"><text:s text:c="8"/>Colaborar na implementação do sistema de cadastro (pets, tutores, adotantes). </text:span></text:p>
        </text:list-item>
        <text:list-item>
          <text:p text:style-name="P7"><text:span text:style-name="T3">Desenvolver a funcionalidade de emissão do relatório de compatibilidade. </text:span></text:p>
        </text:list-item>
        <text:list-item>
          <text:p text:style-name="P7"><text:span text:style-name="T3"><text:s text:c="4"/>Auxiliar na implementação das regras de negócio e na criação das APIs.</text:span></text:p>
        </text:list-item>
        <text:list-item>
          <text:p text:style-name="P7"><text:span text:style-name="T3"/></text:p>
        </text:list-item>
        <text:list-item>
          <text:p text:style-name="P7"><text:span text:style-name="T3">Qualidade e Testes:</text:span></text:p>
        </text:list-item>
        <text:list-item>
          <text:p text:style-name="P7"><text:span text:style-name="T3"><text:s text:c="4"/>Definir os indicadores de qualidade do projeto. </text:span></text:p>
        </text:list-item>
        <text:list-item>
          <text:p text:style-name="P7"><text:span text:style-name="T3">Criar e executar os planos de teste para as funcionalidades desenvolvidas a cada Sprint.</text:span></text:p>
        </text:list-item>
        <text:list-item>
          <text:p text:style-name="P7"><text:span text:style-name="T3">Realizar testes manuais e automatizados para garantir que a ferramenta esteja 100% funcional na entrega final. </text:span></text:p>
        </text:list-item>
        <text:list-item>
          <text:p text:style-name="P7"><text:span text:style-name="T3">Gerenciar o processo de "bug tracking" e garantir a correção dos defeitos.</text:span></text:p>
        </text:list-item>
        <text:list-item>
          <text:p text:style-name="P7"><text:span text:style-name="T3">Apresentar os indicadores de qualidade ao final do projeto. </text:span></text:p>
        </text:list-item>
        <text:list-item>
          <text:p text:style-name="P7"><text:span text:style-name="T3"/></text:p>
        </text:list-item>
        <text:list-item>
          <text:p text:style-name="P7"><text:span text:style-name="T3">Enzo Silveira: Desenvolvedor Backend</text:span></text:p>
        </text:list-item>
        <text:list-item>
          <text:p text:style-name="P7"><text:span text:style-name="T3"><text:s text:c="4"/>Desenvolvimento Backend:</text:span></text:p>
        </text:list-item>
        <text:list-item>
          <text:p text:style-name="P7"><text:span text:style-name="T3"><text:s text:c="8"/>Focar na implementação da funcionalidade de busca "Quero adotar", que será separada do sistema principal. </text:span></text:p>
        </text:list-item>
        <text:list-item>
          <text:p text:style-name="P7"><text:soft-page-break/><text:span text:style-name="T3">Desenvolver a lógica que utiliza o grau de compatibilidade para gerar a lista de pets para o adotante. </text:span></text:p>
        </text:list-item>
        <text:list-item>
          <text:p text:style-name="P7"><text:span text:style-name="T3">Trabalhar na integração com o banco de dados para recuperar as informações de pets e adotantes para a busca. </text:span><text:span text:style-name="T3"/></text:p>
        </text:list-item>
        <text:list-item>
          <text:p text:style-name="P7"><text:span text:style-name="T3">Colaborar com a equipe de backend nas demais tarefas de desenvolvimento, conforme a necessidade de cada Sprint.</text:span></text:p>
        </text:list-item>
      </text:list>
      <text:p text:style-name="P22">Ferramentas de acompanhamento utilizadas pela equipe:</text:p>
      <text:list text:style-name="L4">
        <text:list-item>
          <text:p text:style-name="P8"><text:span text:style-name="T5">Git Issues</text:span><text:span text:style-name="T3">: para gestão de tarefas.</text:span></text:p>
        </text:list-item>
        <text:list-item>
          <text:p text:style-name="P35"><text:span text:style-name="T3">GitHub: Repositório do código</text:span></text:p>
        </text:list-item>
        <text:list-item>
          <text:p text:style-name="P8"><text:span text:style-name="T5">WhatsApp</text:span><text:span text:style-name="T3">: </text:span><text:span text:style-name="T5">para</text:span><text:span text:style-name="T3"> comunicação diária.</text:span></text:p>
        </text:list-item>
        <text:list-item>
          <text:p text:style-name="P8"><text:span text:style-name="T5">One</text:span><text:span text:style-name="T3"> Drive: para compartilhamento de documentos e relatórios.</text:span></text:p>
        </text:list-item>
        <text:list-item>
          <text:p text:style-name="P25">Figma: para prototipagem das interfaces.</text:p>
        </text:list-item>
      </text:list>
      <text:p text:style-name="P2"><text:span text:style-name="T2">Repositório para trabalho em grupo:</text:span></text:p>
      <text:list text:style-name="L5">
        <text:list-item>
          <text:p text:style-name="P9"><text:span text:style-name="T3">GitHub: https://github.com/LavieWinter/PetAdoptionPrototypeSite</text:span></text:p>
        </text:list-item>
      </text:list>
      <text:p text:style-name="P1"><text:span text:style-name="T1">Definições de Produto</text:span></text:p>
      <text:p text:style-name="P22">Mapas de Personagens (Personas):</text:p>
      <text:list text:style-name="L10">
        <text:list-item>
          <text:p text:style-name="P10"><text:span text:style-name="T3">Amanda Ferreira (26 anos, Porto Alegre): mora em apartamento, trabalha home office como designer. Busca um cachorro pequeno, tranquilo e carinhoso para companhia. Valoriza informações completas sobre o histórico de saúde e comportamento do pet.</text:span></text:p>
        </text:list-item>
        <text:list-item>
          <text:p text:style-name="P26">Carlos Nogueira (38 anos, Canoas): voluntário em ONG de resgate de animais. Utiliza o sistema para cadastrar novos pets, manter as informações atualizadas e acompanhar processos de adoção. Precisa de um sistema rápido e confiável.</text:p>
        </text:list-item>
        <text:list-item>
          <text:p text:style-name="P10"><text:span text:style-name="T3">Joana Lima (32 anos, Gravataí): responsável por visitas de acompanhamento pós-adoção. Necessita registrar interações, visitas, aplicação de vacinas, castrações e emitir relatórios. Prefere uma interface simples e funcional.</text:span></text:p>
        </text:list-item>
      </text:list>
      <text:p text:style-name="P2"><text:span text:style-name="T2">Jornada do Usuário (Customer Journey Map):</text:span></text:p>
      <text:list text:style-name="L11">
        <text:list-item>
          <text:p text:style-name="P27"><text:soft-page-break/>Amanda (adotante):</text:p>
          <text:list>
            <text:list-item>
              <text:p text:style-name="P11"><text:span text:style-name="T3">Descobre o site da plataforma por recomendação.</text:span></text:p>
            </text:list-item>
            <text:list-item>
              <text:p text:style-name="P11"><text:span text:style-name="T3">Realiza cadastro como usuária.</text:span></text:p>
            </text:list-item>
            <text:list-item>
              <text:p text:style-name="P11"><text:span text:style-name="T3">Preenche preferências sobre espécie, porte, comportamento.</text:span></text:p>
            </text:list-item>
            <text:list-item>
              <text:p text:style-name="P27">Usa a funcionalidade "Quero Adotar" para encontrar pets compatíveis.</text:p>
            </text:list-item>
            <text:list-item>
              <text:p text:style-name="P11"><text:span text:style-name="T3">Entra em contato com o tutor e finaliza a adoção.</text:span></text:p>
            </text:list-item>
            <text:list-item>
              <text:p text:style-name="P27">Participa do acompanhamento inicial com a ONG.</text:p>
            </text:list-item>
          </text:list>
        </text:list-item>
      </text:list>
      <text:list text:style-name="L12">
        <text:list-item>
          <text:p text:style-name="P12"><text:span text:style-name="T3">Carlos (voluntário ONG):</text:span></text:p>
          <text:list>
            <text:list-item>
              <text:p text:style-name="P28">Acessa o sistema como colaborador.</text:p>
            </text:list-item>
            <text:list-item>
              <text:p text:style-name="P28">Registra novo pet com dados de saúde, rastreabilidade e perfil.</text:p>
            </text:list-item>
            <text:list-item>
              <text:p text:style-name="P12"><text:span text:style-name="T3">Atualiza status conforme o pet é adotado ou indisponível.</text:span></text:p>
            </text:list-item>
          </text:list>
        </text:list-item>
      </text:list>
      <text:list text:style-name="L13">
        <text:list-item>
          <text:p text:style-name="P29">Joana (acompanhamento):</text:p>
          <text:list>
            <text:list-item>
              <text:p text:style-name="P29">Recebe agenda de visitas e acessa perfil do pet adotado.</text:p>
            </text:list-item>
            <text:list-item>
              <text:p text:style-name="P29">Registra ocorrências (vacinas, visitas, eventos).</text:p>
            </text:list-item>
            <text:list-item>
              <text:p text:style-name="P13"><text:span text:style-name="T3">Gera relatórios mensais da situação do pet.</text:span></text:p>
            </text:list-item>
          </text:list>
        </text:list-item>
      </text:list>
      <text:p text:style-name="P22">Mapa de Empatia (Amanda - Adotante):</text:p>
      <text:list text:style-name="L14">
        <text:list-item>
          <text:p text:style-name="P30">Vê: muitos sites desatualizados ou confusos, fotos ruins dos pets.</text:p>
        </text:list-item>
        <text:list-item>
          <text:p text:style-name="P14"><text:span text:style-name="T3">Ouve: amigos recomendando adoção consciente.</text:span></text:p>
        </text:list-item>
        <text:list-item>
          <text:p text:style-name="P30">Pensa: "quero um pet que se adapte ao meu ritmo".</text:p>
        </text:list-item>
        <text:list-item>
          <text:p text:style-name="P14"><text:span text:style-name="T3">Sente: ansiedade, esperança, dúvida se está fazendo a escolha certa.</text:span></text:p>
        </text:list-item>
        <text:list-item>
          <text:p text:style-name="P14"><text:span text:style-name="T3">Fala: "não quero adotar por impulso", "quero saber tudo sobre o pet antes".</text:span></text:p>
        </text:list-item>
        <text:list-item>
          <text:p text:style-name="P30">Faz: pesquisa bastante, compara perfis, busca orientação da ONG.</text:p>
        </text:list-item>
      </text:list>
      <text:p text:style-name="P22">Propostas de Valor (Value Proposition Canvas):</text:p>
      <text:list text:style-name="L15">
        <text:list-item>
          <text:p text:style-name="P31"><text:soft-page-break/>Para adotantes:</text:p>
          <text:list>
            <text:list-item>
              <text:p text:style-name="P31">Busca personalizada e rápida por pets com base em preferências reais.</text:p>
            </text:list-item>
            <text:list-item>
              <text:p text:style-name="P15"><text:span text:style-name="T3">Informações completas e organizadas (saúde, histórico, comportamento).</text:span></text:p>
            </text:list-item>
            <text:list-item>
              <text:p text:style-name="P15"><text:span text:style-name="T3">Acompanhamento pós-adoção aumenta segurança e confiança.</text:span></text:p>
            </text:list-item>
          </text:list>
        </text:list-item>
      </text:list>
      <text:list text:style-name="L16">
        <text:list-item>
          <text:p text:style-name="P32">Para ONGs e tutores:</text:p>
          <text:list>
            <text:list-item>
              <text:p text:style-name="P16"><text:span text:style-name="T3">Cadastro estruturado com rastreabilidade e atualizações fáceis.</text:span></text:p>
            </text:list-item>
            <text:list-item>
              <text:p text:style-name="P16"><text:span text:style-name="T3">Ferramenta ágil para gestão de visitas e emissão de relatórios.</text:span></text:p>
            </text:list-item>
            <text:list-item>
              <text:p text:style-name="P16"><text:span text:style-name="T3">Redução de adoções malsucedidas e melhoria na relação com adotantes.</text:span></text:p>
            </text:list-item>
          </text:list>
        </text:list-item>
      </text:list>
      <text:p text:style-name="P2"><text:span text:style-name="T2">Requisitos de Produto (User Stories e Critérios de Aceitação):</text:span></text:p>
      <text:list text:style-name="L17">
        <text:list-item>
          <text:p text:style-name="P33">"Como adotante, quero buscar pets com base em minhas preferências para encontrar o mais compatível."</text:p>
          <text:list>
            <text:list-item>
              <text:p text:style-name="P17"><text:span text:style-name="T3">Critério: sistema calcula grau de compatibilidade e lista os pets em ordem decrescente.</text:span></text:p>
            </text:list-item>
          </text:list>
        </text:list-item>
      </text:list>
      <text:list text:style-name="L18">
        <text:list-item>
          <text:p text:style-name="P18"><text:span text:style-name="T3">"Como voluntário da ONG, quero cadastrar um pet com informações detalhadas para facilitar o processo de adoção."</text:span></text:p>
          <text:list>
            <text:list-item>
              <text:p text:style-name="P18"><text:span text:style-name="T3">Critério: sistema exige preenchimento de campos obrigatórios como espécie, porte, saúde, rastreabilidade.</text:span></text:p>
            </text:list-item>
          </text:list>
        </text:list-item>
      </text:list>
      <text:list text:style-name="L19">
        <text:list-item>
          <text:p text:style-name="P19"><text:span text:style-name="T3">"Como responsável pelo acompanhamento, quero registrar visitas e ocorrências de saúde para manter o controle pós-adoção."</text:span></text:p>
          <text:list>
            <text:list-item>
              <text:p text:style-name="P19"><text:span text:style-name="T3">Critério: sistema permite criar registros com data, tipo de visita e observações, e gera relatório.</text:span></text:p>
            </text:list-item>
          </text:list>
        </text:list-item>
      </text:list>
      <text:list text:style-name="L20">
        <text:list-item>
          <text:p text:style-name="P20"><text:span text:style-name="T3">"Como usuário visitante, quero usar a funcionalidade 'Quero Adotar' sem precisar de cadastro para visualizar pets disponíveis."</text:span></text:p>
          <text:list>
            <text:list-item>
              <text:p text:style-name="P20"><text:span text:style-name="T3">Critério: sistema oferece filtro por características e exibe perfis com informações e grau de compatibilidade.</text:span></text:p>
            </text:list-item>
          </text:list>
        </text:list-item>
      </text:list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-Bold" svg:font-family="Times-Bold"/>
    <style:font-face style:name="Times-Roman" svg:font-family="Times-Roman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Numbering_5f_Symbols" style:display-name="Numbering_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12T18:42:37.913947005</dc:date>
    <meta:editing-duration>PT16M33S</meta:editing-duration>
    <meta:editing-cycles>1</meta:editing-cycles>
    <meta:document-statistic meta:table-count="0" meta:image-count="0" meta:object-count="0" meta:page-count="8" meta:paragraph-count="137" meta:word-count="1301" meta:character-count="8552" meta:non-whitespace-character-count="7386"/>
  </office:meta>
</office:document-meta>
</file>